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s Nerd Font" svg:font-family="'Symbols Nerd Font'" style:font-adornments="Normal" style:font-pitch="variable"/>
    <style:font-face style:name="Varela Round" svg:font-family="'Varela Round'" style:font-adornments="Norma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cm" fo:min-width="8.5cm" loext:decorative="false"/>
    </style:style>
    <style:style style:name="gr2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5cm" fo:min-width="8.5cm" loext:decorative="false"/>
    </style:style>
    <style:style style:name="gr3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0.75cm" fo:min-width="8.5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fill-color="#dddddd" loext:fill-use-slide-background="false" draw:textarea-horizontal-align="justify" draw:textarea-vertical-align="middle" draw:auto-grow-height="false" fo:min-height="18.65cm" fo:min-width="8.4cm" fo:padding-top="0.175cm" fo:padding-bottom="0.175cm" fo:padding-left="0.3cm" fo:padding-right="0.3cm" loext:decorative="false"/>
    </style:style>
    <style:style style:name="gr5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75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8cm" fo:min-width="0.899cm" loext:decorative="false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8cm" fo:min-width="0.902cm" loext:decorative="false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7cm" fo:min-width="0.899cm" loext:decorative="false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17cm" fo:min-width="0.902cm" loext:decorative="false"/>
    </style:style>
    <style:style style:name="gr12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617cm" fo:min-width="0.902cm" loext:decorative="false"/>
    </style:style>
    <style:style style:name="gr13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618cm" fo:min-width="0.902cm" loext:decorative="false"/>
    </style:style>
    <style:style style:name="gr14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617cm" fo:min-width="0.899cm" loext:decorative="false"/>
    </style:style>
    <style:style style:name="gr15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618cm" fo:min-width="0.899cm" loext:decorative="false"/>
    </style:style>
    <style:style style:name="gr1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17cm" fo:min-width="0.902cm" loext:decorative="false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18cm" fo:min-width="0.899cm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18cm" fo:min-width="0.902cm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18cm" fo:min-width="0.899cm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18cm" fo:min-width="0.899cm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18cm" fo:min-width="0.902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18cm" fo:min-width="0.899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26cm" fo:min-width="3cm" loext:decorative="false"/>
    </style:style>
    <style:style style:name="gr24" style:family="graphic" style:parent-style-name="standard">
      <style:graphic-properties draw:stroke="none" svg:stroke-width="0.1cm" svg:stroke-color="#000000" draw:marker-start-width="0.35cm" draw:marker-end-width="0.35cm" draw:fill="solid" draw:fill-color="#666666" loext:fill-use-slide-background="false" draw:textarea-horizontal-align="justify" draw:textarea-vertical-align="middle" draw:auto-grow-height="false" fo:min-height="18.65cm" fo:min-width="8.4cm" fo:padding-top="0.175cm" fo:padding-bottom="0.175cm" fo:padding-left="0.3cm" fo:padding-right="0.3cm" loext:decorative="false"/>
    </style:style>
    <style:style style:name="gr25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75cm" fo:min-width="8.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76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svg:stroke-width="0.1cm" svg:stroke-color="#ffff00" draw:marker-start-width="0.35cm" draw:marker-end-width="0.35cm" draw:fill="solid" draw:fill-color="#77bc65" draw:textarea-horizontal-align="justify" draw:textarea-vertical-align="middle" draw:auto-grow-height="false" fo:min-height="0.358cm" fo:min-width="7.608cm" fo:padding-top="0.175cm" fo:padding-bottom="0.175cm" fo:padding-left="0.3cm" fo:padding-right="0.3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solid" draw:fill-color="#ffb66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solid" draw:fill-color="#77bc65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ffd428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51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solid" draw:fill-color="#b4c7dc" draw:textarea-horizontal-align="left" draw:textarea-vertical-align="middle" draw:auto-grow-height="false" fo:min-height="1.05cm" fo:min-width="8.5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0.458cm" fo:min-width="0.208cm" loext:decorative="false"/>
    </style:style>
    <style:style style:name="gr3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51cm" fo:min-width="0cm" loext:decorative="false"/>
    </style:style>
    <style:style style:name="gr3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3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34cm" fo:min-width="0cm" loext:decorative="false"/>
    </style:style>
    <style:style style:name="gr38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1cm" fo:min-width="8.5cm" style:writing-mode="lr-tb" loext:decorative="false"/>
      <style:paragraph-properties style:writing-mode="lr-tb"/>
    </style:style>
    <style:style style:name="gr39" style:family="graphic">
      <style:graphic-properties loext:decorative="false"/>
    </style:style>
    <style:style style:name="gr40" style:family="graphic" style:parent-style-name="objectwithoutfill">
      <style:graphic-properties svg:stroke-width="0.1cm" svg:stroke-color="#000000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41" style:family="graphic" style:parent-style-name="standard" style:list-style-name="L1">
      <style:graphic-properties draw:stroke="none" draw:fill="solid" draw:fill-color="#ccccc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svg:stroke-width="0.1cm" svg:stroke-color="#ffff00" draw:marker-start-width="0.35cm" draw:marker-end-width="0.35cm" draw:fill="solid" draw:fill-color="#77bc65" draw:textarea-horizontal-align="justify" draw:textarea-vertical-align="middle" draw:auto-grow-height="false" fo:min-height="0.358cm" fo:min-width="7.608cm" fo:padding-top="0.175cm" fo:padding-bottom="0.175cm" fo:padding-left="0.3cm" fo:padding-right="0.3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solid" draw:fill-color="#ffb66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solid" draw:fill-color="#77bc65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solid" draw:fill-color="#b4c7dc" draw:textarea-horizontal-align="left" draw:textarea-vertical-align="middle" draw:auto-grow-height="false" fo:min-height="1.05cm" fo:min-width="8.5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solid" draw:fill-color="#cccccc" draw:textarea-horizontal-align="justify" draw:textarea-vertical-align="middle" draw:auto-grow-height="false" fo:min-height="0.458cm" fo:min-width="7.708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width="0.1cm" svg:stroke-color="#000000" draw:marker-start-width="0.35cm" draw:marker-end-width="0.35cm" draw:fill="solid" draw:fill-color="#b4c7dc" loext:fill-use-slide-background="false" draw:opacity="75%" draw:textarea-horizontal-align="justify" draw:textarea-vertical-align="middle" draw:auto-grow-height="false" fo:min-height="16.9cm" fo:min-width="8.4cm" fo:padding-top="0.175cm" fo:padding-bottom="0.175cm" fo:padding-left="0.3cm" fo:padding-right="0.3cm" draw:shadow-opacity="75%" loext:decorative="false"/>
    </style:style>
    <style:style style:name="gr48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11.45cm" fo:min-width="7.2cm" loext:decorative="false"/>
    </style:style>
    <style:style style:name="gr49" style:family="graphic" style:parent-style-name="standard">
      <style:graphic-properties draw:stroke="none" draw:fill="none" draw:textarea-horizontal-align="center" fo:min-height="3.065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fo:min-height="0.594cm" loext:decorative="false"/>
      <style:paragraph-properties style:writing-mode="lr-tb"/>
    </style:style>
    <style:style style:name="gr51" style:family="graphic" style:parent-style-name="objectwithoutfill">
      <style:graphic-properties svg:stroke-color="#000000" draw:fill="none" draw:textarea-vertical-align="middle" loext:decorative="false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6.5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cm" fo:min-width="0.25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color="#000000" draw:fill="solid" draw:fill-color="#afd095" draw:textarea-horizontal-align="center" draw:textarea-vertical-align="middle" draw:auto-grow-height="false" fo:min-height="0.282cm" fo:min-width="2.482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color="#000000" draw:fill="solid" draw:fill-color="#ffa6a6" draw:textarea-horizontal-align="center" draw:textarea-vertical-align="middle" draw:auto-grow-height="false" fo:min-height="0.282cm" fo:min-width="2.531cm" style:writing-mode="lr-tb" loext:decorative="false"/>
      <style:paragraph-properties style:writing-mode="lr-tb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dddddd"/>
      <style:paragraph-properties fo:text-align="center"/>
    </style:style>
    <style:style style:name="P5" style:family="paragraph">
      <style:paragraph-properties fo:text-align="center"/>
      <style:text-properties style:font-name="Varela Round"/>
    </style:style>
    <style:style style:name="P6" style:family="paragraph">
      <loext:graphic-properties draw:fill="solid" draw:fill-color="#729fcf"/>
      <style:paragraph-properties fo:text-align="center" style:writing-mode="lr-tb"/>
      <style:text-properties style:font-name="Varela Roun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00a933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666666"/>
      <style:paragraph-properties fo:text-align="center"/>
    </style:style>
    <style:style style:name="P15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Varela Round"/>
    </style:style>
    <style:style style:name="P17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style:font-name="Varela Round"/>
    </style:style>
    <style:style style:name="P18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 style:writing-mode="lr-tb"/>
      <style:text-properties style:font-name="Varela Round"/>
    </style:style>
    <style:style style:name="P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font-name="Varela Round"/>
    </style:style>
    <style:style style:name="P20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style:font-name="Varela Round"/>
    </style:style>
    <style:style style:name="P21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style:font-name="Varela Round"/>
    </style:style>
    <style:style style:name="P22" style:family="paragraph">
      <loext:graphic-properties draw:fill="none"/>
      <style:text-properties fo:font-size="12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/>
      <style:text-properties fo:font-weight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b4c7dc" draw:opacity="75%"/>
      <style:paragraph-properties fo:text-align="center"/>
    </style:style>
    <style:style style:name="P29" style:family="paragraph">
      <loext:graphic-properties draw:fill="solid" draw:fill-color="#dddddd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="none"/>
      <style:paragraph-properties fo:text-align="start"/>
      <style:text-properties fo:font-size="14pt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solid" draw:fill-color="#dddddd"/>
      <style:paragraph-properties fo:text-align="center" style:writing-mode="lr-tb"/>
    </style:style>
    <style:style style:name="P34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35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Varela Round"/>
    </style:style>
    <style:style style:name="T2" style:family="text">
      <style:text-properties style:font-name="Varela Round" fo:font-size="12pt"/>
    </style:style>
    <style:style style:name="T3" style:family="text">
      <style:text-properties style:font-name="Varela Round" fo:font-weight="bold"/>
    </style:style>
    <style:style style:name="T4" style:family="text">
      <style:text-properties style:font-name="Varela Round" fo:font-size="14pt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cm" svg:height="0.95cm" svg:x="0.6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0.75cm" svg:x="0.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cm" svg:height="1cm" svg:x="0.6cm" svg:y="1.75cm">
          <text:p text:style-name="P2"><text:span text:style-name="T1">EZ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cm" svg:height="19cm" svg:x="0.6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5cm" svg:height="1cm" svg:x="0.855cm" svg:y="6.605cm">
          <text:p text:style-name="P5"><text:span text:style-name="T1">Listar Inscripcion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8.5cm" svg:height="1cm" svg:x="0.856cm" svg:y="7.806cm">
          <text:p text:style-name="P5"><text:span text:style-name="T1">Listar Materia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8.5cm" svg:height="1cm" svg:x="0.856cm" svg:y="9.006cm">
          <text:p text:style-name="P5"><text:span text:style-name="T1">Info Carrer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8.5cm" svg:height="1cm" svg:x="0.857cm" svg:y="10.207cm">
          <text:p text:style-name="P5"><text:span text:style-name="T1">Resumen Cursad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8.5cm" svg:height="1cm" svg:x="0.858cm" svg:y="11.408cm">
          <text:p text:style-name="P5"><text:span text:style-name="T1">H</text:span><text:span text:style-name="T1">o</text:span><text:span text:style-name="T1">r</text:span><text:span text:style-name="T1">a</text:span><text:span text:style-name="T1">r</text:span><text:span text:style-name="T1">i</text:span><text:span text:style-name="T1">o</text:span><text:span text:style-name="T1">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8.5cm" svg:height="1cm" svg:x="0.859cm" svg:y="12.609cm">
          <text:p text:style-name="P5"><text:span text:style-name="T1">S</text:span><text:span text:style-name="T1">al</text:span><text:span text:style-name="T1">i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1" draw:layer="layout" svg:width="9cm" svg:height="0.95cm" svg:x="10.6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0.75cm" svg:x="10.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cm" svg:height="1cm" svg:x="10.6cm" svg:y="1.75cm">
          <text:p text:style-name="P2"><text:span text:style-name="T1">InfoCarrer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cm" svg:height="19cm" svg:x="10.6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8.25cm" svg:height="13.874cm" svg:x="11cm" svg:y="3.25cm">
          <draw:text-box>
            <text:p text:style-name="P7"><text:span text:style-name="T1">K</text:span></text:p>
            <text:p><text:span text:style-name="T1"/></text:p>
            <text:p><text:span text:style-name="T1">“Ingenieria en sistemas de </text:span><text:span text:style-name="T1">Informacion”</text:span></text:p>
            <text:p><text:span text:style-name="T1"/></text:p>
            <text:p><text:span text:style-name="T1">“Ingeniero en Sistemas de </text:span><text:span text:style-name="T1">Información”</text:span></text:p>
            <text:p><text:span text:style-name="T1"/></text:p>
            <text:p>“Analista Desarrollador Universitario de Sistemas de Información”</text:p>
            <text:p><text:span text:style-name="T1"/></text:p>
            <text:p><text:span text:style-name="T1">3992</text:span></text:p>
            <text:p><text:span text:style-name="T1"/></text:p>
            <text:p><text:span text:style-name="T1">56</text:span></text:p>
            <text:p><text:span text:style-name="T1"/></text:p>
            <text:p text:style-name="P7"><text:span text:style-name="T1">“Descripción de la carrera </text:span><text:span text:style-name="T1">[...]”</text:span></text:p>
          </draw:text-box>
        </draw:frame>
        <draw:custom-shape draw:style-name="gr1" draw:text-style-name="P1" draw:layer="layout" svg:width="9cm" svg:height="0.95cm" svg:x="20.2cm" svg:y="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0.75cm" svg:x="20.2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cm" svg:height="1cm" svg:x="20.2cm" svg:y="1.75cm">
          <text:p text:style-name="P2"><text:span text:style-name="T1">H</text:span><text:span text:style-name="T1">or</text:span><text:span text:style-name="T1">ar</text:span><text:span text:style-name="T1">io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cm" svg:height="19cm" svg:x="20.2cm" svg:y="1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8" draw:text-style-name="P9" draw:layer="layout" svg:width="1.399cm" svg:height="0.868cm" svg:x="20.5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3.301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6.099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4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0.5cm" svg:y="4.9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4.9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3.301cm" svg:y="4.9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4.9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6.099cm" svg:y="4.9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4.9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0.5cm" svg:y="5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.402cm" svg:height="0.867cm" svg:x="21.899cm" svg:y="5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3.301cm" svg:y="5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4.7cm" svg:y="5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1.402cm" svg:height="0.867cm" svg:x="26.099cm" svg:y="5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7.501cm" svg:y="5.7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0.5cm" svg:y="6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6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3.301cm" svg:y="6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6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402cm" svg:height="0.868cm" svg:x="26.099cm" svg:y="6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6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1.399cm" svg:height="0.867cm" svg:x="20.5cm" svg:y="7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.402cm" svg:height="0.867cm" svg:x="21.899cm" svg:y="7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1.399cm" svg:height="0.867cm" svg:x="23.301cm" svg:y="7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4.7cm" svg:y="7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1.402cm" svg:height="0.867cm" svg:x="26.099cm" svg:y="7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7.501cm" svg:y="7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399cm" svg:height="0.868cm" svg:x="20.5cm" svg:y="8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8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399cm" svg:height="0.868cm" svg:x="23.301cm" svg:y="8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8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402cm" svg:height="0.868cm" svg:x="26.099cm" svg:y="8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8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1.399cm" svg:height="0.867cm" svg:x="20.5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.402cm" svg:height="0.867cm" svg:x="21.899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1.399cm" svg:height="0.867cm" svg:x="23.301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4.7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1" draw:layer="layout" svg:width="1.402cm" svg:height="0.867cm" svg:x="26.099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7.501cm" svg:y="9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399cm" svg:height="0.868cm" svg:x="20.5cm" svg:y="10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10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399cm" svg:height="0.868cm" svg:x="23.301cm" svg:y="10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10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402cm" svg:height="0.868cm" svg:x="26.099cm" svg:y="10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10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0.5cm" svg:y="1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1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399cm" svg:height="0.868cm" svg:x="23.301cm" svg:y="1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1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402cm" svg:height="0.868cm" svg:x="26.099cm" svg:y="1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1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0.5cm" svg:y="11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11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.399cm" svg:height="0.868cm" svg:x="23.301cm" svg:y="11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11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402cm" svg:height="0.868cm" svg:x="26.099cm" svg:y="11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11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0.5cm" svg:y="12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.402cm" svg:height="0.867cm" svg:x="21.899cm" svg:y="12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3.301cm" svg:y="12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4.7cm" svg:y="12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.402cm" svg:height="0.867cm" svg:x="26.099cm" svg:y="12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7.501cm" svg:y="12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0.5cm" svg:y="13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13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3.301cm" svg:y="13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13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6.099cm" svg:y="13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13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0.5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.402cm" svg:height="0.867cm" svg:x="21.899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3.301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4.7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.402cm" svg:height="0.867cm" svg:x="26.099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7.501cm" svg:y="14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0.5cm" svg:y="15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15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3.301cm" svg:y="15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15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6.099cm" svg:y="15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15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0.5cm" svg:y="16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.402cm" svg:height="0.867cm" svg:x="21.899cm" svg:y="16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3.301cm" svg:y="16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4.7cm" svg:y="16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1.402cm" svg:height="0.867cm" svg:x="26.099cm" svg:y="16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399cm" svg:height="0.867cm" svg:x="27.501cm" svg:y="16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0.5cm" svg:y="17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17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3.301cm" svg:y="17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17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6.099cm" svg:y="17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17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0.5cm" svg:y="17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1.899cm" svg:y="17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3.301cm" svg:y="17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4.7cm" svg:y="17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1.402cm" svg:height="0.868cm" svg:x="26.099cm" svg:y="17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399cm" svg:height="0.868cm" svg:x="27.501cm" svg:y="17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7">
          <draw:custom-shape draw:style-name="gr17" draw:text-style-name="P12" draw:layer="layout" svg:width="1.399cm" svg:height="0.868cm" svg:x="20.5cm" svg:y="2.95cm">
            <text:p text:style-name="P2"><text:span text:style-name="T1">L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1.402cm" svg:height="0.868cm" svg:x="21.899cm" svg:y="2.95cm">
            <text:p text:style-name="P2"><text:span text:style-name="T1">M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1.399cm" svg:height="0.868cm" svg:x="23.301cm" svg:y="2.95cm">
            <text:p text:style-name="P2"><text:span text:style-name="T1">X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2" draw:layer="layout" svg:width="1.399cm" svg:height="0.868cm" svg:x="24.7cm" svg:y="2.95cm">
            <text:p text:style-name="P2"><text:span text:style-name="T1">J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1.402cm" svg:height="0.868cm" svg:x="26.099cm" svg:y="2.95cm">
            <text:p text:style-name="P2"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9cm" svg:height="0.868cm" svg:x="27.501cm" svg:y="2.95cm">
            <text:p text:style-name="P2"><text:span text:style-name="T1">S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Predeterminado">
        <draw:custom-shape draw:style-name="gr23" draw:text-style-name="P13" draw:layer="layout" svg:width="4cm" svg:height="1.75cm" svg:x="1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7">
          <draw:custom-shape draw:style-name="gr24" draw:text-style-name="P14" draw:layer="layout" svg:width="9cm" svg:height="19cm" svg:x="2.6cm" svg:y="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9cm" svg:height="1cm" svg:x="2.6cm" svg:y="3.25cm">
            <text:p text:style-name="P2"><text:span text:style-name="T1">Primero</text:span></text:p>
            <draw:enhanced-geometry svg:viewBox="0 0 21600 21600" draw:type="rectangle" draw:enhanced-path="M 0 0 L 21600 0 21600 21600 0 21600 0 0 Z N"/>
          </draw:custom-shape>
          <draw:frame draw:style-name="gr26" draw:text-style-name="P8" draw:layer="layout" svg:width="1.25cm" svg:height="1.017cm" svg:x="10.55cm" svg:y="3.283cm">
            <draw:text-box>
              <text:p><text:span text:style-name="T1">-</text:span></text:p>
            </draw:text-box>
          </draw:frame>
          <draw:custom-shape draw:style-name="gr25" draw:text-style-name="P15" draw:layer="layout" svg:width="9cm" svg:height="1cm" svg:x="2.6cm" svg:y="10.45cm">
            <text:p text:style-name="P2"><text:span text:style-name="T1">Segundo</text:span></text:p>
            <draw:enhanced-geometry svg:viewBox="0 0 21600 21600" draw:type="rectangle" draw:enhanced-path="M 0 0 L 21600 0 21600 21600 0 21600 0 0 Z N"/>
          </draw:custom-shape>
          <draw:frame draw:style-name="gr26" draw:text-style-name="P8" draw:layer="layout" svg:width="1.4cm" svg:height="1.017cm" svg:x="10.5cm" svg:y="10.483cm">
            <draw:text-box>
              <text:p><text:span text:style-name="T1">+</text:span></text:p>
            </draw:text-box>
          </draw:frame>
          <draw:custom-shape draw:style-name="gr25" draw:text-style-name="P15" draw:layer="layout" svg:width="9cm" svg:height="1cm" svg:x="2.6cm" svg:y="11.65cm">
            <text:p text:style-name="P2"><text:span text:style-name="T1">Tercero</text:span></text:p>
            <draw:enhanced-geometry svg:viewBox="0 0 21600 21600" draw:type="rectangle" draw:enhanced-path="M 0 0 L 21600 0 21600 21600 0 21600 0 0 Z N"/>
          </draw:custom-shape>
          <draw:frame draw:style-name="gr26" draw:text-style-name="P8" draw:layer="layout" svg:width="1.25cm" svg:height="1.017cm" svg:x="10.55cm" svg:y="11.683cm">
            <draw:text-box>
              <text:p><text:span text:style-name="T1">-</text:span></text:p>
            </draw:text-box>
          </draw:frame>
          <draw:custom-shape draw:style-name="gr1" draw:text-style-name="P1" draw:layer="layout" svg:width="9cm" svg:height="0.95cm" svg:x="2.6cm" svg:y="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9cm" svg:height="0.75cm" svg:x="2.6cm" svg:y="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8.5cm" svg:height="1cm" svg:x="2.85cm" svg:y="4.4cm">
            <text:p text:style-name="P16"><text:span text:style-name="T1">Comunicación M...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8" draw:text-style-name="P18" draw:layer="layout" svg:width="8.5cm" svg:height="1cm" svg:x="2.853cm" svg:y="9.203cm">
            <text:p text:style-name="P16"><text:span text:style-name="T1">Materia5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29" draw:text-style-name="P17" draw:layer="layout" svg:width="8.5cm" svg:height="1cm" svg:x="2.854cm" svg:y="5.604cm">
            <text:p text:style-name="P16"><text:span text:style-name="T1">Materia2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" draw:text-style-name="P19" draw:layer="layout" svg:width="8.5cm" svg:height="1cm" svg:x="2.855cm" svg:y="6.805cm">
            <text:p text:style-name="P16"><text:span text:style-name="T1">Materia3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" draw:text-style-name="P19" draw:layer="layout" svg:width="8.5cm" svg:height="1cm" svg:x="2.856cm" svg:y="8.006cm">
            <text:p text:style-name="P16"><text:span text:style-name="T1">Materia4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0" draw:text-style-name="P20" draw:layer="layout" svg:width="8.5cm" svg:height="1cm" svg:x="2.854cm" svg:y="15.304cm">
            <text:p text:style-name="P16"><text:span text:style-name="T1">Materia18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1" draw:text-style-name="P21" draw:layer="layout" svg:width="8.5cm" svg:height="1cm" svg:x="2.854cm" svg:y="12.904cm">
            <text:p text:style-name="P16"><text:span text:style-name="T1">Materia16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1" draw:text-style-name="P21" draw:layer="layout" svg:width="8.5cm" svg:height="1cm" svg:x="2.855cm" svg:y="14.105cm">
            <text:p text:style-name="P16"><text:span text:style-name="T1">Materia17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32" draw:text-style-name="P22" draw:layer="layout" svg:width="1.15cm" svg:height="0.763cm" svg:x="10.2cm" svg:y="4.6cm">
            <draw:text-box>
              <text:p><text:span text:style-name="T2">6</text:span></text:p>
            </draw:text-box>
          </draw:frame>
          <draw:frame draw:style-name="gr32" draw:text-style-name="P22" draw:layer="layout" svg:width="1.15cm" svg:height="0.763cm" svg:x="10.2cm" svg:y="5.801cm">
            <draw:text-box>
              <text:p><text:span text:style-name="T2">5</text:span></text:p>
            </draw:text-box>
          </draw:frame>
          <draw:g draw:style-name="gr7">
            <draw:g draw:style-name="gr7">
              <draw:custom-shape draw:style-name="gr33" draw:text-style-name="P24" draw:layer="layout" svg:width="9cm" svg:height="1.3cm" svg:x="2.6cm" svg:y="17.75cm">
                <text:p text:style-name="P23"><text:span text:style-name="T1"><text:s text:c="4"/>Comunicación... </text:span></text:p>
                <draw:enhanced-geometry svg:viewBox="0 0 21600 21600" draw:type="rectangle" draw:enhanced-path="M 0 0 L 21600 0 21600 21600 0 21600 0 0 Z N"/>
              </draw:custom-shape>
            </draw:g>
            <draw:g draw:style-name="gr7">
              <draw:custom-shape draw:style-name="gr34" draw:text-style-name="P13" draw:layer="layout" svg:width="1cm" svg:height="1cm" svg:x="10.349cm" svg:y="17.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25" draw:layer="layout" svg:width="0.25cm" svg:height="0.501cm" draw:transform="skewX (-0.00191986217719372) rotate (-0.788190690200639) translate (11.001cm 18.071cm)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25" draw:layer="layout" svg:width="0.25cm" svg:height="0.25cm" draw:transform="skewX (-0.00401425727958693) rotate (2.35619449019235) translate (10.648cm 18.779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range-x-minimum="0" draw:handle-range-x-maximum="21600" draw:handle-position="$0 top" draw:handle-position-x="$0" draw:handle-position-y="top"/>
                </draw:enhanced-geometry>
              </draw:custom-shape>
            </draw:g>
            <draw:g draw:style-name="gr7">
              <draw:custom-shape draw:style-name="gr34" draw:text-style-name="P13" draw:layer="layout" svg:width="1cm" svg:height="1cm" svg:x="9.15cm" svg:y="17.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25" draw:layer="layout" svg:width="0.133cm" svg:height="0.484cm" draw:transform="rotate (-3.14159265358979) translate (9.716cm 18.76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5" draw:layer="layout" svg:width="0.133cm" svg:height="0.134cm" draw:transform="rotate (-3.14159265358979) translate (9.716cm 18.21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32" draw:text-style-name="P22" draw:layer="layout" svg:width="1.15cm" svg:height="0.763cm" svg:x="2.7cm" svg:y="18.002cm">
              <draw:text-box>
                <text:p><text:span text:style-name="T2">1</text:span></text:p>
              </draw:text-box>
            </draw:frame>
          </draw:g>
          <draw:g draw:style-name="gr7">
            <draw:custom-shape draw:style-name="gr38" draw:text-style-name="P3" draw:layer="layout" svg:width="9cm" svg:height="1.25cm" svg:x="2.6cm" svg:y="1.75cm">
              <text:p text:style-name="P2"><text:span text:style-name="T1">Lista de Materias:</text:span></text:p>
              <draw:enhanced-geometry svg:viewBox="0 0 21600 21600" draw:type="rectangle" draw:enhanced-path="M 0 0 L 21600 0 21600 21600 0 21600 0 0 Z N"/>
            </draw:custom-shape>
            <draw:frame draw:style-name="gr26" draw:text-style-name="P26" draw:layer="layout" svg:width="1.1cm" svg:height="1.017cm" svg:x="2.75cm" svg:y="1.784cm">
              <draw:text-box>
                <text:p><text:span text:style-name="T3">&lt;</text:span></text:p>
              </draw:text-box>
            </draw:frame>
            <draw:g draw:style-name="gr39">
              <draw:line draw:style-name="gr40" draw:text-style-name="P27" draw:layer="layout" svg:x1="10.7cm" svg:y1="2.1cm" svg:x2="11.2cm" svg:y2="2.1cm">
                <text:p/>
              </draw:line>
              <draw:line draw:style-name="gr40" draw:text-style-name="P27" draw:layer="layout" svg:x1="10.7cm" svg:y1="2.3cm" svg:x2="11.2cm" svg:y2="2.3cm">
                <text:p/>
              </draw:line>
              <draw:line draw:style-name="gr40" draw:text-style-name="P27" draw:layer="layout" svg:x1="10.7cm" svg:y1="2.5cm" svg:x2="11.2cm" svg:y2="2.5cm">
                <text:p/>
              </draw:line>
            </draw:g>
          </draw:g>
          <draw:custom-shape draw:style-name="gr4" draw:text-style-name="P4" draw:layer="layout" svg:width="9cm" svg:height="19cm" svg:x="2.6cm" svg:y="1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22" draw:layer="layout" svg:width="1.15cm" svg:height="0.763cm" svg:x="10.2cm" svg:y="6.902cm">
            <draw:text-box>
              <text:p><text:span text:style-name="T2">10</text:span></text:p>
            </draw:text-box>
          </draw:frame>
          <draw:frame draw:style-name="gr32" draw:text-style-name="P22" draw:layer="layout" svg:width="1.15cm" svg:height="0.763cm" svg:x="10.2cm" svg:y="8.103cm">
            <draw:text-box>
              <text:p><text:span text:style-name="T2">9</text:span></text:p>
            </draw:text-box>
          </draw:frame>
          <draw:frame draw:style-name="gr32" draw:text-style-name="P22" draw:layer="layout" svg:width="1.15cm" svg:height="0.763cm" svg:x="3cm" svg:y="4.601cm">
            <draw:text-box>
              <text:p><text:span text:style-name="T2">1</text:span></text:p>
            </draw:text-box>
          </draw:frame>
          <draw:frame draw:style-name="gr32" draw:text-style-name="P22" draw:layer="layout" svg:width="1.15cm" svg:height="0.763cm" svg:x="3cm" svg:y="5.702cm">
            <draw:text-box>
              <text:p><text:span text:style-name="T2">2</text:span></text:p>
            </draw:text-box>
          </draw:frame>
          <draw:frame draw:style-name="gr32" draw:text-style-name="P22" draw:layer="layout" svg:width="1.15cm" svg:height="0.763cm" svg:x="3cm" svg:y="6.903cm">
            <draw:text-box>
              <text:p><text:span text:style-name="T2">3</text:span></text:p>
            </draw:text-box>
          </draw:frame>
          <draw:frame draw:style-name="gr32" draw:text-style-name="P22" draw:layer="layout" svg:width="1.15cm" svg:height="0.763cm" svg:x="3cm" svg:y="8.104cm">
            <draw:text-box>
              <text:p><text:span text:style-name="T2">4</text:span></text:p>
            </draw:text-box>
          </draw:frame>
          <draw:frame draw:style-name="gr32" draw:text-style-name="P22" draw:layer="layout" svg:width="1.15cm" svg:height="0.763cm" svg:x="3cm" svg:y="9.405cm">
            <draw:text-box>
              <text:p><text:span text:style-name="T2">5</text:span></text:p>
            </draw:text-box>
          </draw:frame>
          <draw:frame draw:style-name="gr32" draw:text-style-name="P22" draw:layer="layout" svg:width="1.15cm" svg:height="0.763cm" svg:x="3cm" svg:y="13.006cm">
            <draw:text-box>
              <text:p><text:span text:style-name="T2">16</text:span></text:p>
            </draw:text-box>
          </draw:frame>
          <draw:frame draw:style-name="gr32" draw:text-style-name="P22" draw:layer="layout" svg:width="1.15cm" svg:height="0.763cm" svg:x="3cm" svg:y="14.207cm">
            <draw:text-box>
              <text:p><text:span text:style-name="T2">17</text:span></text:p>
            </draw:text-box>
          </draw:frame>
          <draw:frame draw:style-name="gr32" draw:text-style-name="P22" draw:layer="layout" svg:width="1.15cm" svg:height="0.763cm" svg:x="3cm" svg:y="15.408cm">
            <draw:text-box>
              <text:p><text:span text:style-name="T2">18</text:span></text:p>
            </draw:text-box>
          </draw:frame>
          <draw:custom-shape draw:style-name="gr41" draw:text-style-name="P20" draw:layer="layout" svg:width="8.5cm" svg:height="1cm" svg:x="2.855cm" svg:y="16.505cm">
            <text:p text:style-name="P16"><text:span text:style-name="T1">Materia19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32" draw:text-style-name="P22" draw:layer="layout" svg:width="1.15cm" svg:height="0.763cm" svg:x="3.001cm" svg:y="16.609cm">
            <draw:text-box>
              <text:p><text:span text:style-name="T2">18</text:span></text:p>
            </draw:text-box>
          </draw:frame>
        </draw:g>
        <draw:g draw:style-name="gr7">
          <draw:custom-shape draw:style-name="gr24" draw:text-style-name="P14" draw:layer="layout" svg:width="9cm" svg:height="19cm" svg:x="18.575cm" svg:y="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9cm" svg:height="1cm" svg:x="18.575cm" svg:y="3.25cm">
            <text:p text:style-name="P2"><text:span text:style-name="T1">Primero</text:span></text:p>
            <draw:enhanced-geometry svg:viewBox="0 0 21600 21600" draw:type="rectangle" draw:enhanced-path="M 0 0 L 21600 0 21600 21600 0 21600 0 0 Z N"/>
          </draw:custom-shape>
          <draw:frame draw:style-name="gr26" draw:text-style-name="P8" draw:layer="layout" svg:width="1.25cm" svg:height="1.017cm" svg:x="26.525cm" svg:y="3.283cm">
            <draw:text-box>
              <text:p><text:span text:style-name="T1">-</text:span></text:p>
            </draw:text-box>
          </draw:frame>
          <draw:custom-shape draw:style-name="gr25" draw:text-style-name="P15" draw:layer="layout" svg:width="9cm" svg:height="1cm" svg:x="18.575cm" svg:y="10.45cm">
            <text:p text:style-name="P2"><text:span text:style-name="T1">Segundo</text:span></text:p>
            <draw:enhanced-geometry svg:viewBox="0 0 21600 21600" draw:type="rectangle" draw:enhanced-path="M 0 0 L 21600 0 21600 21600 0 21600 0 0 Z N"/>
          </draw:custom-shape>
          <draw:frame draw:style-name="gr26" draw:text-style-name="P8" draw:layer="layout" svg:width="1.4cm" svg:height="1.017cm" svg:x="26.475cm" svg:y="10.483cm">
            <draw:text-box>
              <text:p><text:span text:style-name="T1">+</text:span></text:p>
            </draw:text-box>
          </draw:frame>
          <draw:custom-shape draw:style-name="gr25" draw:text-style-name="P15" draw:layer="layout" svg:width="9cm" svg:height="1cm" svg:x="18.575cm" svg:y="11.65cm">
            <text:p text:style-name="P2"><text:span text:style-name="T1">Tercero</text:span></text:p>
            <draw:enhanced-geometry svg:viewBox="0 0 21600 21600" draw:type="rectangle" draw:enhanced-path="M 0 0 L 21600 0 21600 21600 0 21600 0 0 Z N"/>
          </draw:custom-shape>
          <draw:frame draw:style-name="gr26" draw:text-style-name="P8" draw:layer="layout" svg:width="1.25cm" svg:height="1.017cm" svg:x="26.525cm" svg:y="11.683cm">
            <draw:text-box>
              <text:p><text:span text:style-name="T1">-</text:span></text:p>
            </draw:text-box>
          </draw:frame>
          <draw:custom-shape draw:style-name="gr1" draw:text-style-name="P1" draw:layer="layout" svg:width="9cm" svg:height="0.95cm" svg:x="18.575cm" svg:y="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9cm" svg:height="0.75cm" svg:x="18.575cm" svg:y="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7" draw:layer="layout" svg:width="8.5cm" svg:height="1cm" svg:x="18.825cm" svg:y="4.4cm">
            <text:p text:style-name="P16"><text:span text:style-name="T1">Comunicación M...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3" draw:text-style-name="P18" draw:layer="layout" svg:width="8.5cm" svg:height="1cm" svg:x="18.828cm" svg:y="9.203cm">
            <text:p text:style-name="P16"><text:span text:style-name="T1">Materia5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44" draw:text-style-name="P17" draw:layer="layout" svg:width="8.5cm" svg:height="1cm" svg:x="18.829cm" svg:y="5.604cm">
            <text:p text:style-name="P16"><text:span text:style-name="T1">Materia2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" draw:text-style-name="P19" draw:layer="layout" svg:width="8.5cm" svg:height="1cm" svg:x="18.83cm" svg:y="6.805cm">
            <text:p text:style-name="P16"><text:span text:style-name="T1">Materia3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" draw:text-style-name="P19" draw:layer="layout" svg:width="8.5cm" svg:height="1cm" svg:x="18.831cm" svg:y="8.006cm">
            <text:p text:style-name="P16"><text:span text:style-name="T1">Materia4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0" draw:text-style-name="P20" draw:layer="layout" svg:width="8.5cm" svg:height="1cm" svg:x="18.829cm" svg:y="15.304cm">
            <text:p text:style-name="P16"><text:span text:style-name="T1">Materia18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1" draw:text-style-name="P21" draw:layer="layout" svg:width="8.5cm" svg:height="1cm" svg:x="18.829cm" svg:y="12.904cm">
            <text:p text:style-name="P16"><text:span text:style-name="T1">Materia16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1" draw:text-style-name="P21" draw:layer="layout" svg:width="8.5cm" svg:height="1cm" svg:x="18.83cm" svg:y="14.105cm">
            <text:p text:style-name="P16"><text:span text:style-name="T1">Materia17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32" draw:text-style-name="P22" draw:layer="layout" svg:width="1.15cm" svg:height="0.763cm" svg:x="26.175cm" svg:y="4.6cm">
            <draw:text-box>
              <text:p><text:span text:style-name="T2">6</text:span></text:p>
            </draw:text-box>
          </draw:frame>
          <draw:frame draw:style-name="gr32" draw:text-style-name="P22" draw:layer="layout" svg:width="1.15cm" svg:height="0.763cm" svg:x="26.175cm" svg:y="5.801cm">
            <draw:text-box>
              <text:p><text:span text:style-name="T2">5</text:span></text:p>
            </draw:text-box>
          </draw:frame>
          <draw:g draw:style-name="gr7">
            <draw:g draw:style-name="gr7">
              <draw:custom-shape draw:style-name="gr45" draw:text-style-name="P24" draw:layer="layout" svg:width="9cm" svg:height="1.3cm" svg:x="18.575cm" svg:y="17.75cm">
                <text:p text:style-name="P23"><text:span text:style-name="T1"><text:s text:c="4"/>Comunicación... </text:span></text:p>
                <draw:enhanced-geometry svg:viewBox="0 0 21600 21600" draw:type="rectangle" draw:enhanced-path="M 0 0 L 21600 0 21600 21600 0 21600 0 0 Z N"/>
              </draw:custom-shape>
            </draw:g>
            <draw:g draw:style-name="gr7">
              <draw:custom-shape draw:style-name="gr34" draw:text-style-name="P13" draw:layer="layout" svg:width="1cm" svg:height="1cm" svg:x="26.324cm" svg:y="17.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25" draw:layer="layout" svg:width="0.25cm" svg:height="0.501cm" draw:transform="skewX (-0.00191986217719372) rotate (-0.788190690200639) translate (26.976cm 18.071cm)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25" draw:layer="layout" svg:width="0.25cm" svg:height="0.25cm" draw:transform="skewX (-0.00401425727958693) rotate (2.35619449019235) translate (26.623cm 18.779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range-x-minimum="0" draw:handle-range-x-maximum="21600" draw:handle-position="$0 top" draw:handle-position-x="$0" draw:handle-position-y="top"/>
                </draw:enhanced-geometry>
              </draw:custom-shape>
            </draw:g>
            <draw:g draw:style-name="gr7">
              <draw:custom-shape draw:style-name="gr34" draw:text-style-name="P13" draw:layer="layout" svg:width="1cm" svg:height="1cm" svg:x="25.125cm" svg:y="17.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25" draw:layer="layout" svg:width="0.133cm" svg:height="0.484cm" draw:transform="rotate (-3.14159265358979) translate (25.691cm 18.76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5" draw:layer="layout" svg:width="0.133cm" svg:height="0.134cm" draw:transform="rotate (-3.14159265358979) translate (25.691cm 18.21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32" draw:text-style-name="P22" draw:layer="layout" svg:width="1.15cm" svg:height="0.763cm" svg:x="18.675cm" svg:y="18.002cm">
              <draw:text-box>
                <text:p><text:span text:style-name="T2">1</text:span></text:p>
              </draw:text-box>
            </draw:frame>
          </draw:g>
          <draw:g draw:style-name="gr7">
            <draw:custom-shape draw:style-name="gr38" draw:text-style-name="P3" draw:layer="layout" svg:width="9cm" svg:height="1.25cm" svg:x="18.575cm" svg:y="1.75cm">
              <text:p text:style-name="P2"><text:span text:style-name="T1">Lista de Materias:</text:span></text:p>
              <draw:enhanced-geometry svg:viewBox="0 0 21600 21600" draw:type="rectangle" draw:enhanced-path="M 0 0 L 21600 0 21600 21600 0 21600 0 0 Z N"/>
            </draw:custom-shape>
            <draw:frame draw:style-name="gr26" draw:text-style-name="P26" draw:layer="layout" svg:width="1.1cm" svg:height="1.017cm" svg:x="18.725cm" svg:y="1.784cm">
              <draw:text-box>
                <text:p><text:span text:style-name="T3">&lt;</text:span></text:p>
              </draw:text-box>
            </draw:frame>
            <draw:g draw:style-name="gr39">
              <draw:line draw:style-name="gr40" draw:text-style-name="P27" draw:layer="layout" svg:x1="26.675cm" svg:y1="2.1cm" svg:x2="27.175cm" svg:y2="2.1cm">
                <text:p/>
              </draw:line>
              <draw:line draw:style-name="gr40" draw:text-style-name="P27" draw:layer="layout" svg:x1="26.675cm" svg:y1="2.3cm" svg:x2="27.175cm" svg:y2="2.3cm">
                <text:p/>
              </draw:line>
              <draw:line draw:style-name="gr40" draw:text-style-name="P27" draw:layer="layout" svg:x1="26.675cm" svg:y1="2.5cm" svg:x2="27.175cm" svg:y2="2.5cm">
                <text:p/>
              </draw:line>
            </draw:g>
          </draw:g>
          <draw:frame draw:style-name="gr32" draw:text-style-name="P22" draw:layer="layout" svg:width="1.15cm" svg:height="0.763cm" svg:x="26.175cm" svg:y="6.902cm">
            <draw:text-box>
              <text:p><text:span text:style-name="T2">10</text:span></text:p>
            </draw:text-box>
          </draw:frame>
          <draw:frame draw:style-name="gr32" draw:text-style-name="P22" draw:layer="layout" svg:width="1.15cm" svg:height="0.763cm" svg:x="26.175cm" svg:y="8.103cm">
            <draw:text-box>
              <text:p><text:span text:style-name="T2">9</text:span></text:p>
            </draw:text-box>
          </draw:frame>
          <draw:frame draw:style-name="gr32" draw:text-style-name="P22" draw:layer="layout" svg:width="1.15cm" svg:height="0.763cm" svg:x="18.975cm" svg:y="4.601cm">
            <draw:text-box>
              <text:p><text:span text:style-name="T2">1</text:span></text:p>
            </draw:text-box>
          </draw:frame>
          <draw:frame draw:style-name="gr32" draw:text-style-name="P22" draw:layer="layout" svg:width="1.15cm" svg:height="0.763cm" svg:x="18.975cm" svg:y="5.702cm">
            <draw:text-box>
              <text:p><text:span text:style-name="T2">2</text:span></text:p>
            </draw:text-box>
          </draw:frame>
          <draw:frame draw:style-name="gr32" draw:text-style-name="P22" draw:layer="layout" svg:width="1.15cm" svg:height="0.763cm" svg:x="18.975cm" svg:y="6.903cm">
            <draw:text-box>
              <text:p><text:span text:style-name="T2">3</text:span></text:p>
            </draw:text-box>
          </draw:frame>
          <draw:frame draw:style-name="gr32" draw:text-style-name="P22" draw:layer="layout" svg:width="1.15cm" svg:height="0.763cm" svg:x="18.975cm" svg:y="8.104cm">
            <draw:text-box>
              <text:p><text:span text:style-name="T2">4</text:span></text:p>
            </draw:text-box>
          </draw:frame>
          <draw:frame draw:style-name="gr32" draw:text-style-name="P22" draw:layer="layout" svg:width="1.15cm" svg:height="0.763cm" svg:x="18.975cm" svg:y="9.405cm">
            <draw:text-box>
              <text:p><text:span text:style-name="T2">5</text:span></text:p>
            </draw:text-box>
          </draw:frame>
          <draw:frame draw:style-name="gr32" draw:text-style-name="P22" draw:layer="layout" svg:width="1.15cm" svg:height="0.763cm" svg:x="18.975cm" svg:y="13.006cm">
            <draw:text-box>
              <text:p><text:span text:style-name="T2">16</text:span></text:p>
            </draw:text-box>
          </draw:frame>
          <draw:frame draw:style-name="gr32" draw:text-style-name="P22" draw:layer="layout" svg:width="1.15cm" svg:height="0.763cm" svg:x="18.975cm" svg:y="14.207cm">
            <draw:text-box>
              <text:p><text:span text:style-name="T2">17</text:span></text:p>
            </draw:text-box>
          </draw:frame>
          <draw:frame draw:style-name="gr32" draw:text-style-name="P22" draw:layer="layout" svg:width="1.15cm" svg:height="0.763cm" svg:x="18.975cm" svg:y="15.408cm">
            <draw:text-box>
              <text:p><text:span text:style-name="T2">18</text:span></text:p>
            </draw:text-box>
          </draw:frame>
          <draw:custom-shape draw:style-name="gr46" draw:text-style-name="P20" draw:layer="layout" svg:width="8.5cm" svg:height="1cm" svg:x="18.83cm" svg:y="16.505cm">
            <text:p text:style-name="P16"><text:span text:style-name="T1">Materia19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32" draw:text-style-name="P22" draw:layer="layout" svg:width="1.15cm" svg:height="0.763cm" svg:x="18.976cm" svg:y="16.609cm">
            <draw:text-box>
              <text:p><text:span text:style-name="T2">18</text:span></text:p>
            </draw:text-box>
          </draw:frame>
        </draw:g>
        <draw:custom-shape draw:style-name="gr47" draw:text-style-name="P28" draw:layer="layout" svg:width="9cm" svg:height="17.25cm" svg:x="18.6cm" svg:y="1.75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48" draw:text-style-name="P29" draw:layer="layout" svg:width="8cm" svg:height="12cm" svg:x="19.1cm" svg:y="4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390.32620922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49" draw:text-style-name="P27" draw:layer="layout" svg:width="8cm" svg:height="3.315cm" svg:x="19.1cm" svg:y="4.267cm">
            <draw:text-box>
              <text:p text:style-name="P13"><text:span text:style-name="T1">Comunicación Multimedial en el</text:span></text:p>
              <text:p text:style-name="P13"><text:span text:style-name="T1">Desarrollo de Sistemas de Información</text:span></text:p>
            </draw:text-box>
          </draw:frame>
          <draw:frame draw:style-name="gr50" draw:text-style-name="P31" draw:layer="layout" svg:width="7cm" svg:height="0.844cm" svg:x="19.6cm" svg:y="7.983cm">
            <draw:text-box>
              <text:p text:style-name="P30"><text:span text:style-name="T4">Condición:</text:span></text:p>
            </draw:text-box>
          </draw:frame>
          <draw:line draw:style-name="gr51" draw:text-style-name="P27" draw:layer="layout" svg:x1="19.1cm" svg:y1="7.6cm" svg:x2="27.1cm" svg:y2="7.6cm">
            <text:p/>
          </draw:line>
          <draw:g draw:style-name="gr7">
            <draw:custom-shape draw:style-name="gr52" draw:text-style-name="P32" draw:layer="layout" svg:width="7cm" svg:height="0.75cm" svg:x="19.6cm" svg:y="8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33" draw:layer="layout" svg:width="0.75cm" svg:height="0.75cm" svg:x="25.85cm" svg:y="8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5" draw:layer="layout" svg:width="0.25cm" svg:height="0.25cm" draw:transform="rotate (-3.14159265358979) translate (26.35cm 9.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50" draw:text-style-name="P31" draw:layer="layout" svg:width="3.5cm" svg:height="0.844cm" svg:x="19.6cm" svg:y="8.783cm">
              <draw:text-box>
                <text:p text:style-name="P30"><text:span text:style-name="T5">Regular</text:span></text:p>
              </draw:text-box>
            </draw:frame>
          </draw:g>
          <draw:frame draw:style-name="gr50" draw:text-style-name="P31" draw:layer="layout" svg:width="7cm" svg:height="0.844cm" svg:x="19.6cm" svg:y="10.183cm">
            <draw:text-box>
              <text:p text:style-name="P30"><text:span text:style-name="T4">Nota:</text:span></text:p>
            </draw:text-box>
          </draw:frame>
          <draw:g draw:style-name="gr7">
            <draw:custom-shape draw:style-name="gr52" draw:text-style-name="P32" draw:layer="layout" svg:width="7cm" svg:height="0.75cm" svg:x="19.6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33" draw:layer="layout" svg:width="0.75cm" svg:height="0.75cm" svg:x="25.85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5" draw:layer="layout" svg:width="0.25cm" svg:height="0.25cm" draw:transform="rotate (-3.14159265358979) translate (26.35cm 11.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50" draw:text-style-name="P31" draw:layer="layout" svg:width="3.5cm" svg:height="0.844cm" svg:x="19.6cm" svg:y="10.983cm">
              <draw:text-box>
                <text:p text:style-name="P30"><text:span text:style-name="T4">8</text:span></text:p>
              </draw:text-box>
            </draw:frame>
          </draw:g>
          <draw:custom-shape draw:style-name="gr54" draw:text-style-name="P34" draw:layer="layout" svg:width="3.2cm" svg:height="0.75cm" svg:x="23.4cm" svg:y="14.7cm">
            <text:p text:style-name="P2"><text:span text:style-name="T4">Confirm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5" draw:text-style-name="P35" draw:layer="layout" svg:width="3.249cm" svg:height="0.75cm" svg:x="19.651cm" svg:y="14.701cm">
            <text:p text:style-name="P2"><text:span text:style-name="T4">Cance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50" draw:text-style-name="P31" draw:layer="layout" svg:width="7cm" svg:height="0.844cm" svg:x="19.6cm" svg:y="12.383cm">
            <draw:text-box>
              <text:p text:style-name="P30"><text:span text:style-name="T4">Comisión:</text:span></text:p>
            </draw:text-box>
          </draw:frame>
          <draw:g draw:style-name="gr7">
            <draw:custom-shape draw:style-name="gr52" draw:text-style-name="P32" draw:layer="layout" svg:width="7cm" svg:height="0.75cm" svg:x="19.6cm" svg:y="13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33" draw:layer="layout" svg:width="0.75cm" svg:height="0.75cm" svg:x="25.85cm" svg:y="13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5" draw:layer="layout" svg:width="0.25cm" svg:height="0.25cm" draw:transform="rotate (-3.14159265358979) translate (26.35cm 13.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frame draw:style-name="gr50" draw:text-style-name="P31" draw:layer="layout" svg:width="5.05cm" svg:height="0.844cm" svg:x="19.6cm" svg:y="13.183cm">
              <draw:text-box>
                <text:p text:style-name="P30"><text:span text:style-name="T4">4K1</text:span></text:p>
              </draw:text-box>
            </draw:frame>
          </draw:g>
        </draw:g>
        <draw:custom-shape draw:style-name="gr4" draw:text-style-name="P4" draw:layer="layout" svg:width="9cm" svg:height="19cm" svg:x="18.575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s Nerd Font" svg:font-family="'Symbols Nerd Font'" style:font-adornments="Normal" style:font-pitch="variable"/>
    <style:font-face style:name="Varela Round" svg:font-family="'Varela Round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00:18:07.194869442</meta:creation-date>
    <dc:date>2025-12-06T19:01:02.012530902</dc:date>
    <meta:editing-duration>PT3H32M20S</meta:editing-duration>
    <meta:editing-cycles>15</meta:editing-cycles>
    <meta:generator>LibreOffice/25.2.7.2$Linux_X86_64 LibreOffice_project/520$Build-2</meta:generator>
    <meta:document-statistic meta:object-count="259"/>
  </office:meta>
</office:document-meta>
</file>